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900000021CACF440D5684EB6E.png" manifest:media-type="image/png"/>
  <manifest:file-entry manifest:full-path="Pictures/10002D9E00000ACD00000366FD059822A24471E3.svg" manifest:media-type="image/svg+xml"/>
  <manifest:file-entry manifest:full-path="Pictures/100002010000003A0000000F06EAB85CA918F919.png" manifest:media-type="image/png"/>
  <manifest:file-entry manifest:full-path="Pictures/10001B05000005F400000194C78BEE2471F1F7A8.svg" manifest:media-type="image/svg+xml"/>
  <manifest:file-entry manifest:full-path="Pictures/1000020100000008000000093CD8E1E874B7A761.png" manifest:media-type="image/png"/>
  <manifest:file-entry manifest:full-path="Pictures/1000088A000000D2000000FAD85D919E8545C04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106cm" svg:stroke-color="#ffc800" draw:marker-start-width="0.359cm" draw:marker-end-width="0.359cm" draw:fill="solid" draw:fill-color="#ffffff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draw:stroke="dash" draw:stroke-dash="Dot" svg:stroke-width="0.106cm" svg:stroke-color="#ffc800" draw:marker-start-width="0.359cm" draw:marker-end-width="0.359cm" draw:fill="solid" draw:fill-color="#ffffff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01ff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2200ff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1.24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491cm"/>
      <style:paragraph-properties style:writing-mode="lr-tb"/>
    </style:style>
    <style:style style:name="gr8" style:family="graphic" style:parent-style-name="standard">
      <style:graphic-properties svg:stroke-color="#37c91e" draw:fill-color="#37c91e" draw:textarea-horizontal-align="justify" draw:textarea-vertical-align="middle" draw:auto-grow-height="false" fo:min-height="0.29cm" fo:min-width="0.04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191919" draw:fill-color="#191919" draw:textarea-horizontal-align="justify" draw:textarea-vertical-align="middle" draw:auto-grow-height="false" fo:min-height="0.559cm" fo:min-width="0.22cm"/>
    </style:style>
    <style:style style:name="gr11" style:family="graphic" style:parent-style-name="objectwithoutfill">
      <style:graphic-properties svg:stroke-width="0.159cm" svg:stroke-color="#ffffff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3.612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color="#c9211e" fo:font-size="26pt" style:font-size-asian="26pt" style:font-size-complex="26pt"/>
    </style:style>
    <style:style style:name="P4" style:family="paragraph">
      <loext:graphic-properties draw:fill="none" draw:fill-color="#ffffff"/>
      <style:text-properties fo:color="#c9211e" fo:font-size="26pt" style:font-size-asian="26pt" style:font-size-complex="26pt"/>
    </style:style>
    <style:style style:name="P5" style:family="paragraph">
      <style:text-properties fo:color="#37c91e" fo:font-size="26pt" style:font-size-asian="26pt" style:font-size-complex="26pt"/>
    </style:style>
    <style:style style:name="P6" style:family="paragraph">
      <loext:graphic-properties draw:fill="none" draw:fill-color="#ffffff"/>
      <style:text-properties fo:color="#37c91e" fo:font-size="26pt" style:font-size-asian="26pt" style:font-size-complex="26pt"/>
    </style:style>
    <style:style style:name="P7" style:family="paragraph">
      <style:text-properties fo:color="#0000ff" fo:font-size="26pt" style:font-size-asian="26pt" style:font-size-complex="26pt"/>
    </style:style>
    <style:style style:name="P8" style:family="paragraph">
      <loext:graphic-properties draw:fill="none" draw:fill-color="#ffffff"/>
      <style:text-properties fo:color="#0000ff" fo:font-size="26pt" style:font-size-asian="26pt" style:font-size-complex="26pt"/>
    </style:style>
    <style:style style:name="P9" style:family="paragraph">
      <loext:graphic-properties draw:fill-color="#37c91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191919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T1" style:family="text">
      <style:text-properties fo:color="#c9211e" fo:font-size="26pt" style:font-size-asian="26pt" style:font-size-complex="26pt"/>
    </style:style>
    <style:style style:name="T2" style:family="text">
      <style:text-properties fo:color="#c9211e" style:text-position="-33% 58%" fo:font-size="26pt" style:font-size-asian="26pt" style:font-size-complex="26pt"/>
    </style:style>
    <style:style style:name="T3" style:family="text">
      <style:text-properties fo:color="#37c91e" style:text-position="0% 100%" fo:font-size="26pt" style:font-size-asian="26pt" style:font-size-complex="26pt"/>
    </style:style>
    <style:style style:name="T4" style:family="text">
      <style:text-properties fo:color="#37c91e" style:text-position="-33% 58%" fo:font-size="26pt" style:font-size-asian="26pt" style:font-size-complex="26pt"/>
    </style:style>
    <style:style style:name="T5" style:family="text">
      <style:text-properties fo:color="#0000ff" style:text-position="0% 100%" fo:font-size="26pt" style:font-size-asian="26pt" style:font-size-complex="26pt"/>
    </style:style>
    <style:style style:name="T6" style:family="text">
      <style:text-properties fo:color="#0000ff" style:text-position="-33% 58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1.945cm" svg:y1="13.018cm" svg:x2="6.02cm" svg:y2="17.435cm">
          <text:p/>
        </draw:line>
        <draw:line draw:style-name="gr1" draw:text-style-name="P1" draw:layer="layout" svg:x1="1.651cm" svg:y1="11.506cm" svg:x2="6.022cm" svg:y2="17.435cm">
          <text:p/>
        </draw:line>
        <draw:line draw:style-name="gr1" draw:text-style-name="P1" draw:layer="layout" svg:x1="17.576cm" svg:y1="7.089cm" svg:x2="1.651cm" svg:y2="11.506cm">
          <text:p/>
        </draw:line>
        <draw:line draw:style-name="gr1" draw:text-style-name="P1" draw:layer="layout" svg:x1="17.642cm" svg:y1="7.181cm" svg:x2="22.013cm" svg:y2="13.11cm">
          <text:p/>
        </draw:line>
        <draw:line draw:style-name="gr1" draw:text-style-name="P1" draw:layer="layout" svg:x1="23.6cm" svg:y1="10.251cm" svg:x2="22.014cm" svg:y2="13.11cm">
          <text:p/>
        </draw:line>
        <draw:line draw:style-name="gr1" draw:text-style-name="P1" draw:layer="layout" svg:x1="23.601cm" svg:y1="10.251cm" svg:x2="19.163cm" svg:y2="4.23cm">
          <text:p/>
        </draw:line>
        <draw:line draw:style-name="gr1" draw:text-style-name="P1" draw:layer="layout" svg:x1="19.138cm" svg:y1="4.389cm" svg:x2="17.552cm" svg:y2="7.248cm">
          <text:p/>
        </draw:line>
        <draw:line draw:style-name="gr1" draw:text-style-name="P1" draw:layer="layout" svg:x1="3.237cm" svg:y1="8.647cm" svg:x2="1.651cm" svg:y2="11.506cm">
          <text:p/>
        </draw:line>
        <draw:line draw:style-name="gr1" draw:text-style-name="P1" draw:layer="layout" svg:x1="19.071cm" svg:y1="4.298cm" svg:x2="3.146cm" svg:y2="8.715cm">
          <text:p/>
        </draw:line>
        <draw:line draw:style-name="gr2" draw:text-style-name="P1" draw:layer="layout" svg:x1="7.674cm" svg:y1="14.667cm" svg:x2="6.088cm" svg:y2="17.526cm">
          <text:p/>
        </draw:line>
        <draw:line draw:style-name="gr2" draw:text-style-name="P1" draw:layer="layout" svg:x1="3.213cm" svg:y1="8.806cm" svg:x2="7.584cm" svg:y2="14.735cm">
          <text:p/>
        </draw:line>
        <draw:line draw:style-name="gr2" draw:text-style-name="P1" draw:layer="layout" svg:x1="23.508cm" svg:y1="10.319cm" svg:x2="7.583cm" svg:y2="14.736cm">
          <text:p/>
        </draw:line>
        <draw:g>
          <draw:line draw:style-name="gr3" draw:text-style-name="P2" draw:layer="layout" svg:x1="11.958cm" svg:y1="11.198cm" svg:x2="16.465cm" svg:y2="9.988cm">
            <text:p/>
          </draw:line>
          <draw:line draw:style-name="gr4" draw:text-style-name="P2" draw:layer="layout" svg:x1="11.933cm" svg:y1="11.194cm" svg:x2="14.356cm" svg:y2="7.319cm">
            <text:p/>
          </draw:line>
          <draw:line draw:style-name="gr5" draw:text-style-name="P2" draw:layer="layout" svg:x1="11.93cm" svg:y1="11.221cm" svg:x2="9.312cm" svg:y2="7.8cm">
            <text:p/>
          </draw:line>
        </draw:g>
        <draw:g>
          <draw:line draw:style-name="gr3" draw:text-style-name="P2" draw:layer="layout" svg:x1="2.508cm" svg:y1="21.933cm" svg:x2="6.854cm" svg:y2="23.633cm">
            <text:p/>
          </draw:line>
          <draw:line draw:style-name="gr4" draw:text-style-name="P2" draw:layer="layout" svg:x1="2.49cm" svg:y1="21.915cm" svg:x2="6.74cm" svg:y2="20.233cm">
            <text:p/>
          </draw:line>
          <draw:line draw:style-name="gr5" draw:text-style-name="P2" draw:layer="layout" svg:x1="2.472cm" svg:y1="21.933cm" svg:x2="2.394cm" svg:y2="17.626cm">
            <text:p/>
          </draw:line>
        </draw:g>
        <draw:frame draw:style-name="gr6" draw:text-style-name="P4" draw:layer="layout" svg:width="1.27cm" svg:height="1.496cm" svg:x="6.985cm" svg:y="23.495cm">
          <draw:text-box>
            <text:p text:style-name="P3"><text:span text:style-name="T1">x</text:span><text:span text:style-name="T2">0</text:span></text:p>
          </draw:text-box>
        </draw:frame>
        <draw:frame draw:style-name="gr6" draw:text-style-name="P6" draw:layer="layout" svg:width="1.27cm" svg:height="1.496cm" svg:x="6.985cm" svg:y="19.53cm">
          <draw:text-box>
            <text:p text:style-name="P5"><text:span text:style-name="T3">y</text:span><text:span text:style-name="T4">0</text:span></text:p>
          </draw:text-box>
        </draw:frame>
        <draw:frame draw:style-name="gr6" draw:text-style-name="P8" draw:layer="layout" svg:width="1.651cm" svg:height="1.496cm" svg:x="1.016cm" svg:y="16.891cm">
          <draw:text-box>
            <text:p text:style-name="P7"><text:span text:style-name="T5">z</text:span><text:span text:style-name="T6">0</text:span></text:p>
          </draw:text-box>
        </draw:frame>
        <draw:frame draw:style-name="gr7" draw:text-style-name="P4" draw:layer="layout" svg:width="2.54cm" svg:height="2.741cm" svg:x="16.891cm" svg:y="9.299cm">
          <draw:text-box>
            <text:p text:style-name="P3"><text:span text:style-name="T1">x</text:span><text:span text:style-name="T2">obj</text:span></text:p>
          </draw:text-box>
        </draw:frame>
        <draw:frame draw:style-name="gr7" draw:text-style-name="P6" draw:layer="layout" svg:width="2.54cm" svg:height="2.741cm" svg:x="14.605cm" svg:y="5.842cm">
          <draw:text-box>
            <text:p text:style-name="P5"><text:span text:style-name="T3">y</text:span><text:span text:style-name="T4">o</text:span><text:span text:style-name="T4">b</text:span><text:span text:style-name="T4">j</text:span></text:p>
          </draw:text-box>
        </draw:frame>
        <draw:frame draw:style-name="gr7" draw:text-style-name="P8" draw:layer="layout" svg:width="2.54cm" svg:height="2.741cm" svg:x="7.62cm" svg:y="7.747cm">
          <draw:text-box>
            <text:p text:style-name="P7"><text:span text:style-name="T5">z</text:span><text:span text:style-name="T6">obj</text:span></text:p>
          </draw:text-box>
        </draw:frame>
        <draw:custom-shape draw:style-name="gr8" draw:text-style-name="P9" draw:layer="layout" svg:width="0.762cm" svg:height="0.762cm" svg:x="17.526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1.145cm" svg:height="1.365cm" svg:x="15.832cm" svg:y="0.921cm">
          <draw:image xlink:href="Pictures/1000088A000000D2000000FAD85D919E8545C04C.svg" xlink:type="simple" xlink:show="embed" xlink:actuate="onLoad" loext:mime-type="image/svg+xml">
            <text:p/>
          </draw:image>
          <draw:image xlink:href="Pictures/1000020100000008000000093CD8E1E874B7A761.png" xlink:type="simple" xlink:show="embed" xlink:actuate="onLoad" loext:mime-type="image/png"/>
          <svg:title>TexMaths</svg:title>
          <svg:desc>14§display§\textcolor{white}{p}§svg§600§TRUE§</svg:desc>
        </draw:frame>
        <draw:line draw:style-name="gr1" draw:text-style-name="P1" draw:layer="layout" svg:x1="24.223cm" svg:y1="45.709cm" svg:x2="8.668cm" svg:y2="40.125cm">
          <text:p/>
        </draw:line>
        <draw:line draw:style-name="gr1" draw:text-style-name="P1" draw:layer="layout" svg:x1="8.522cm" svg:y1="32.761cm" svg:x2="8.669cm" svg:y2="40.125cm">
          <text:p/>
        </draw:line>
        <draw:line draw:style-name="gr1" draw:text-style-name="P1" draw:layer="layout" svg:x1="24.077cm" svg:y1="38.345cm" svg:x2="8.522cm" svg:y2="32.761cm">
          <text:p/>
        </draw:line>
        <draw:line draw:style-name="gr1" draw:text-style-name="P1" draw:layer="layout" svg:x1="24.078cm" svg:y1="38.458cm" svg:x2="24.225cm" svg:y2="45.822cm">
          <text:p/>
        </draw:line>
        <draw:line draw:style-name="gr1" draw:text-style-name="P1" draw:layer="layout" svg:x1="27.171cm" svg:y1="44.404cm" svg:x2="24.226cm" svg:y2="45.824cm">
          <text:p/>
        </draw:line>
        <draw:line draw:style-name="gr1" draw:text-style-name="P1" draw:layer="layout" svg:x1="27.172cm" svg:y1="44.404cm" svg:x2="27.022cm" svg:y2="36.926cm">
          <text:p/>
        </draw:line>
        <draw:line draw:style-name="gr1" draw:text-style-name="P1" draw:layer="layout" svg:x1="26.91cm" svg:y1="37.042cm" svg:x2="23.965cm" svg:y2="38.462cm">
          <text:p/>
        </draw:line>
        <draw:line draw:style-name="gr1" draw:text-style-name="P1" draw:layer="layout" svg:x1="11.467cm" svg:y1="31.341cm" svg:x2="8.522cm" svg:y2="32.761cm">
          <text:p/>
        </draw:line>
        <draw:line draw:style-name="gr1" draw:text-style-name="P1" draw:layer="layout" svg:x1="26.908cm" svg:y1="36.928cm" svg:x2="11.353cm" svg:y2="31.344cm">
          <text:p/>
        </draw:line>
        <draw:line draw:style-name="gr2" draw:text-style-name="P1" draw:layer="layout" svg:x1="11.616cm" svg:y1="38.819cm" svg:x2="8.671cm" svg:y2="40.239cm">
          <text:p/>
        </draw:line>
        <draw:line draw:style-name="gr2" draw:text-style-name="P1" draw:layer="layout" svg:x1="11.356cm" svg:y1="31.458cm" svg:x2="11.503cm" svg:y2="38.822cm">
          <text:p/>
        </draw:line>
        <draw:line draw:style-name="gr2" draw:text-style-name="P1" draw:layer="layout" svg:x1="27.057cm" svg:y1="44.406cm" svg:x2="11.502cm" svg:y2="38.822cm">
          <text:p/>
        </draw:line>
        <draw:g>
          <draw:line draw:style-name="gr3" draw:text-style-name="P2" draw:layer="layout" svg:x1="17.117cm" svg:y1="38.459cm" svg:x2="21.496cm" svg:y2="40.072cm">
            <text:p/>
          </draw:line>
          <draw:line draw:style-name="gr4" draw:text-style-name="P2" draw:layer="layout" svg:x1="17.099cm" svg:y1="38.441cm" svg:x2="21.315cm" svg:y2="36.675cm">
            <text:p/>
          </draw:line>
          <draw:line draw:style-name="gr5" draw:text-style-name="P2" draw:layer="layout" svg:x1="17.081cm" svg:y1="38.461cm" svg:x2="16.917cm" svg:y2="34.156cm">
            <text:p/>
          </draw:line>
        </draw:g>
        <draw:g>
          <draw:line draw:style-name="gr3" draw:text-style-name="P2" draw:layer="layout" svg:x1="3.205cm" svg:y1="41.771cm" svg:x2="5.773cm" svg:y2="45.667cm">
            <text:p/>
          </draw:line>
          <draw:line draw:style-name="gr4" draw:text-style-name="P2" draw:layer="layout" svg:x1="3.2cm" svg:y1="41.746cm" svg:x2="7.641cm" svg:y2="42.825cm">
            <text:p/>
          </draw:line>
          <draw:line draw:style-name="gr5" draw:text-style-name="P2" draw:layer="layout" svg:x1="3.175cm" svg:y1="41.75cm" svg:x2="5.597cm" svg:y2="38.188cm">
            <text:p/>
          </draw:line>
        </draw:g>
        <draw:custom-shape draw:style-name="gr8" draw:text-style-name="P9" draw:layer="layout" svg:width="0.762cm" svg:height="0.762cm" draw:transform="rotate (-0.615228561328) translate (27.39cm 33.5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6.683cm" svg:height="1.768cm" svg:x="20.241cm" svg:y="31.097cm">
          <draw:image xlink:href="Pictures/10001B05000005F400000194C78BEE2471F1F7A8.svg" xlink:type="simple" xlink:show="embed" xlink:actuate="onLoad" loext:mime-type="image/svg+xml">
            <text:p/>
          </draw:image>
          <draw:image xlink:href="Pictures/100002010000003A0000000F06EAB85CA918F919.png" xlink:type="simple" xlink:show="embed" xlink:actuate="onLoad" loext:mime-type="image/png"/>
          <svg:title>TexMaths</svg:title>
          <svg:desc>14§display§\textcolor{white}{Q^\top(p-s)}§svg§600§TRUE§</svg:desc>
        </draw:frame>
        <draw:frame draw:style-name="gr7" draw:text-style-name="P8" draw:layer="layout" svg:width="2.54cm" svg:height="2.741cm" svg:x="14.859cm" svg:y="33.373cm">
          <draw:text-box>
            <text:p text:style-name="P7"><text:span text:style-name="T5">z</text:span><text:span text:style-name="T6">obj</text:span></text:p>
          </draw:text-box>
        </draw:frame>
        <draw:frame draw:style-name="gr7" draw:text-style-name="P6" draw:layer="layout" svg:width="2.54cm" svg:height="2.741cm" svg:x="21.717cm" svg:y="35.712cm">
          <draw:text-box>
            <text:p text:style-name="P5"><text:span text:style-name="T3">y</text:span><text:span text:style-name="T4">o</text:span><text:span text:style-name="T4">b</text:span><text:span text:style-name="T4">j</text:span></text:p>
          </draw:text-box>
        </draw:frame>
        <draw:frame draw:style-name="gr7" draw:text-style-name="P4" draw:layer="layout" svg:width="2.54cm" svg:height="2.741cm" svg:x="21.463cm" svg:y="40.104cm">
          <draw:text-box>
            <text:p text:style-name="P3"><text:span text:style-name="T1">x</text:span><text:span text:style-name="T2">obj</text:span></text:p>
          </draw:text-box>
        </draw:frame>
        <draw:custom-shape draw:style-name="gr10" draw:text-style-name="P11" xml:id="id1" draw:id="id1" draw:layer="layout" svg:width="1.016cm" svg:height="1.143cm" svg:x="9.398cm" svg:y="19.9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1" xml:id="id2" draw:id="id2" draw:layer="layout" svg:width="1.016cm" svg:height="1.143cm" svg:x="15.2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curve" svg:x1="10.266cm" svg:y1="20.106cm" svg:x2="15.748cm" svg:y2="12.065cm" draw:start-shape="id1" draw:start-glue-point="11" draw:end-shape="id2" draw:end-glue-point="8" svg:d="M10266 20106c3655 0 5482-2680 5482-8041" svg:viewBox="0 0 5483 8042">
          <text:p/>
        </draw:connector>
        <draw:frame draw:style-name="gr9" draw:text-style-name="P10" draw:layer="layout" svg:width="14.128cm" svg:height="4.443cm" svg:x="14.193cm" svg:y="18.163cm">
          <draw:image xlink:href="Pictures/10002D9E00000ACD00000366FD059822A24471E3.svg" xlink:type="simple" xlink:show="embed" xlink:actuate="onLoad" loext:mime-type="image/svg+xml">
            <text:p/>
          </draw:image>
          <draw:image xlink:href="Pictures/100002010000006900000021CACF440D5684EB6E.png" xlink:type="simple" xlink:show="embed" xlink:actuate="onLoad" loext:mime-type="image/png"/>
          <svg:title>TexMaths</svg:title>
          <svg:desc>14§display§\textcolor{white}{ T=\left(\begin{array}{cc} Q &amp; s \\ 0_{1 \times 3} &amp; 1 \end{array}\right) }§svg§600§TRUE§</svg:desc>
        </draw:frame>
        <draw:custom-shape draw:style-name="gr12" draw:text-style-name="P12" draw:layer="layout" svg:width="4.699cm" svg:height="1.524cm" draw:transform="rotate (-1.58406082911005) translate (16.064cm 24.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1.27cm" svg:height="1.496cm" svg:x="7.734cm" svg:y="42.229cm">
          <draw:text-box>
            <text:p text:style-name="P5"><text:span text:style-name="T3">y</text:span><text:span text:style-name="T4">0</text:span></text:p>
          </draw:text-box>
        </draw:frame>
        <draw:frame draw:style-name="gr6" draw:text-style-name="P4" draw:layer="layout" svg:width="1.27cm" svg:height="1.496cm" svg:x="5.334cm" svg:y="45.494cm">
          <draw:text-box>
            <text:p text:style-name="P3"><text:span text:style-name="T1">x</text:span><text:span text:style-name="T2">0</text:span></text:p>
          </draw:text-box>
        </draw:frame>
        <draw:frame draw:style-name="gr6" draw:text-style-name="P8" draw:layer="layout" svg:width="1.651cm" svg:height="1.496cm" svg:x="5.666cm" svg:y="37.29cm">
          <draw:text-box>
            <text:p text:style-name="P7"><text:span text:style-name="T5">z</text:span><text:span text:style-name="T6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4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6T00:23:47.690805016</dc:date>
    <meta:editing-duration>PT6H1M43S</meta:editing-duration>
    <meta:editing-cycles>23</meta:editing-cycles>
    <meta:generator>LibreOffice/6.4.7.2$Linux_X86_64 LibreOffice_project/40$Build-2</meta:generator>
    <meta:document-statistic meta:object-count="61"/>
  </office:meta>
</office:document-meta>
</file>